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Bold" svg:font-family="'Arial,Bold'" style:font-family-generic="swiss"/>
    <style:font-face style:name="Courier New" svg:font-family="'Courier New'" style:font-family-generic="modern"/>
    <style:font-face style:name="Courier New1"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pitch="variable" style:font-charset="x-symbol"/>
  </office:font-face-decls>
  <office:automatic-styles>
    <style:style style:name="Table1" style:family="table">
      <style:table-properties style:width="4.8201in" fo:margin-left="-0.075in" table:align="left" style:writing-mode="lr-tb"/>
    </style:style>
    <style:style style:name="Table1.A" style:family="table-column">
      <style:table-column-properties style:column-width="1.825in"/>
    </style:style>
    <style:style style:name="Table1.B" style:family="table-column">
      <style:table-column-properties style:column-width="2.995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8201in" fo:margin-left="-0.075in" table:align="left" style:writing-mode="lr-tb"/>
    </style:style>
    <style:style style:name="Table2.A" style:family="table-column">
      <style:table-column-properties style:column-width="1.825in"/>
    </style:style>
    <style:style style:name="Table2.B" style:family="table-column">
      <style:table-column-properties style:column-width="2.995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text-properties style:font-size-complex="11pt"/>
    </style:style>
    <style:style style:name="P3" style:family="paragraph" style:parent-style-name="Header">
      <style:paragraph-properties fo:margin-left="0in" fo:margin-right="0.25in" fo:text-indent="0.25in" style:auto-text-indent="false"/>
      <style:text-properties style:rfc-language-tag="sr-Latn-CS" fo:language="sr" fo:script="Latn" fo:country="CS"/>
    </style:style>
    <style:style style:name="P4" style:family="paragraph" style:parent-style-name="Standard">
      <style:text-properties style:rfc-language-tag="sr-Latn-CS" fo:language="sr" fo:script="Latn" fo:country="CS"/>
    </style:style>
    <style:style style:name="P5" style:family="paragraph" style:parent-style-name="Standard">
      <style:paragraph-properties fo:text-align="justify" style:justify-single-word="false" style:text-autospace="none"/>
      <style:text-properties style:rfc-language-tag="sr-Latn-CS" fo:language="sr" fo:script="Latn" fo:country="CS"/>
    </style:style>
    <style:style style:name="P6" style:family="paragraph" style:parent-style-name="Standard">
      <style:text-properties style:rfc-language-tag="sr-Latn-CS" fo:language="sr" fo:script="Latn" fo:country="CS" style:font-size-complex="10pt"/>
    </style:style>
    <style:style style:name="P7" style:family="paragraph" style:parent-style-name="Contents_20_1">
      <style:paragraph-properties>
        <style:tab-stops>
          <style:tab-stop style:position="4.6654in" style:type="right" style:leader-style="dotted" style:leader-text="."/>
        </style:tab-stops>
      </style:paragraph-properties>
    </style:style>
    <style:style style:name="P8" style:family="paragraph" style:parent-style-name="Contents_20_2">
      <style:paragraph-properties>
        <style:tab-stops>
          <style:tab-stop style:position="4.6654in" style:type="right" style:leader-style="dotted" style:leader-text="."/>
        </style:tab-stops>
      </style:paragraph-properties>
    </style:style>
    <style:style style:name="P9" style:family="paragraph" style:parent-style-name="Contents_20_3">
      <style:paragraph-properties>
        <style:tab-stops>
          <style:tab-stop style:position="4.6654in" style:type="right" style:leader-style="dotted" style:leader-text="."/>
        </style:tab-stops>
      </style:paragraph-properties>
    </style:style>
    <style:style style:name="P10" style:family="paragraph" style:parent-style-name="Standard">
      <style:text-properties fo:font-size="11pt" style:rfc-language-tag="sr-Latn-CS" fo:language="sr" fo:script="Latn" fo:country="CS" style:font-size-asian="11pt" style:font-style-complex="italic"/>
    </style:style>
    <style:style style:name="P11" style:family="paragraph" style:parent-style-name="Standard">
      <style:text-properties fo:font-size="11pt" style:rfc-language-tag="sr-Latn-CS" fo:language="sr" fo:script="Latn" fo:country="CS" fo:font-weight="bold" fo:background-color="#000000" style:font-size-asian="11pt" style:language-asian="none" style:country-asian="none" style:font-weight-asian="bold" style:font-weight-complex="bold"/>
    </style:style>
    <style:style style:name="P12" style:family="paragraph" style:parent-style-name="Standard">
      <style:paragraph-properties fo:break-before="page"/>
      <style:text-properties fo:font-size="11pt" style:rfc-language-tag="sr-Latn-CS" fo:language="sr" fo:script="Latn" fo:country="CS" fo:font-weight="bold" fo:background-color="#000000" style:font-size-asian="11pt" style:font-weight-asian="bold" style:font-weight-complex="bold"/>
    </style:style>
    <style:style style:name="P13" style:family="paragraph" style:parent-style-name="Standard">
      <style:paragraph-properties style:text-autospace="none"/>
      <style:text-properties style:font-weight-complex="bold"/>
    </style:style>
    <style:style style:name="P14" style:family="paragraph" style:parent-style-name="Standard">
      <style:paragraph-properties fo:text-align="center" style:justify-single-word="false" style:text-autospace="none"/>
      <style:text-properties style:font-weight-complex="bold"/>
    </style:style>
    <style:style style:name="P15" style:family="paragraph" style:parent-style-name="Standard">
      <style:paragraph-properties fo:text-align="center" style:justify-single-word="false" style:text-autospace="none"/>
      <style:text-properties fo:font-size="16pt" style:rfc-language-tag="sr-Latn-CS" fo:language="sr" fo:script="Latn" fo:country="CS"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autospace="none"/>
      <style:text-properties fo:font-size="14pt" style:font-size-asian="14pt" style:font-size-complex="14pt" style:font-weight-complex="bold"/>
    </style:style>
    <style:style style:name="P17" style:family="paragraph" style:parent-style-name="Standard">
      <style:paragraph-properties fo:text-align="center" style:justify-single-word="false" fo:break-before="page" style:text-autospace="none"/>
      <style:text-properties style:font-name="Arial,Bold" fo:font-size="16pt" fo:font-weight="bold" style:font-size-asian="16pt" style:font-weight-asian="bold" style:font-name-complex="Arial,Bold" style:font-size-complex="16pt" style:font-weight-complex="bold"/>
    </style:style>
    <style:style style:name="P18" style:family="paragraph" style:parent-style-name="Standard">
      <style:paragraph-properties fo:text-align="center" style:justify-single-word="false" style:text-autospace="none"/>
      <style:text-properties fo:font-size="13pt" style:rfc-language-tag="sr-Latn-CS" fo:language="sr" fo:script="Latn" fo:country="CS" fo:font-weight="bold" style:font-size-asian="13pt" style:font-weight-asian="bold" style:font-weight-complex="bold"/>
    </style:style>
    <style:style style:name="P19" style:family="paragraph" style:parent-style-name="Standard">
      <style:paragraph-properties fo:break-before="page"/>
      <style:text-properties style:font-name="Arial" fo:font-size="16pt" style:rfc-language-tag="sr-Latn-CS" fo:language="sr" fo:script="Latn" fo:country="CS" fo:font-weight="bold" style:font-size-asian="16pt" style:font-weight-asian="bold" style:font-name-complex="Arial" style:font-size-complex="16pt"/>
    </style:style>
    <style:style style:name="P20" style:family="paragraph" style:parent-style-name="Standard">
      <style:text-properties style:font-name="Arial" fo:font-size="11pt" style:rfc-language-tag="sr-Latn-CS" fo:language="sr" fo:script="Latn" fo:country="CS" fo:font-weight="bold" style:font-size-asian="11pt" style:font-weight-asian="bold" style:font-name-complex="Arial" style:font-size-complex="16pt"/>
    </style:style>
    <style:style style:name="P21" style:family="paragraph" style:parent-style-name="Standard">
      <style:paragraph-properties fo:margin-left="0.25in" fo:margin-right="0in" fo:text-indent="-0.25in" style:auto-text-indent="false"/>
    </style:style>
    <style:style style:name="P22" style:family="paragraph" style:parent-style-name="Standard">
      <style:paragraph-properties style:snap-to-layout-grid="false"/>
      <style:text-properties style:font-name="Arial Narrow" fo:font-size="10pt" style:rfc-language-tag="sr-Latn-CS" fo:language="sr" fo:script="Latn" fo:country="CS" style:font-size-asian="10pt" style:font-name-complex="Arial Narrow" style:font-size-complex="10pt" style:font-style-complex="italic"/>
    </style:style>
    <style:style style:name="P23" style:family="paragraph" style:parent-style-name="Standard">
      <style:text-properties style:font-name="Arial Narrow" fo:font-size="10pt" style:rfc-language-tag="sr-Latn-CS" fo:language="sr" fo:script="Latn" fo:country="CS" style:font-size-asian="10pt" style:font-name-complex="Arial Narrow" style:font-size-complex="10pt" style:font-style-complex="italic"/>
    </style:style>
    <style:style style:name="P24" style:family="paragraph" style:parent-style-name="Standard">
      <style:paragraph-properties fo:text-align="end" style:justify-single-word="false"/>
      <style:text-properties style:font-name="Arial Narrow" fo:font-size="10pt" style:rfc-language-tag="sr-Latn-CS" fo:language="sr" fo:script="Latn" fo:country="CS" style:font-size-asian="10pt" style:font-name-complex="Arial Narrow" style:font-size-complex="10pt" style:font-style-complex="italic"/>
    </style:style>
    <style:style style:name="P25" style:family="paragraph" style:parent-style-name="Standard">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P26" style:family="paragraph" style:parent-style-name="Standard">
      <style:paragraph-properties style:snap-to-layout-grid="false"/>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P27" style:family="paragraph" style:parent-style-name="Standard">
      <style:paragraph-properties style:text-autospace="none"/>
      <style:text-properties style:font-name="Times-Roman" fo:font-size="10pt" style:font-size-asian="10pt" style:font-name-complex="Times-Roman" style:font-size-complex="10pt"/>
    </style:style>
    <style:style style:name="P28" style:family="paragraph" style:parent-style-name="Text_20_body">
      <style:text-properties officeooo:rsid="000c1264" officeooo:paragraph-rsid="000c1264"/>
    </style:style>
    <style:style style:name="P29" style:family="paragraph" style:parent-style-name="Contents_20_1">
      <style:paragraph-properties>
        <style:tab-stops>
          <style:tab-stop style:position="4.6654in" style:type="right" style:leader-style="dotted" style:leader-text="."/>
        </style:tab-stops>
      </style:paragraph-properties>
    </style:style>
    <style:style style:name="P30" style:family="paragraph" style:parent-style-name="Contents_20_2">
      <style:paragraph-properties>
        <style:tab-stops>
          <style:tab-stop style:position="4.6654in" style:type="right" style:leader-style="dotted" style:leader-text="."/>
        </style:tab-stops>
      </style:paragraph-properties>
    </style:style>
    <style:style style:name="P31" style:family="paragraph" style:parent-style-name="Header">
      <style:paragraph-properties fo:margin-left="0in" fo:margin-right="0.25in" fo:text-indent="0.25in" style:auto-text-indent="false"/>
      <style:text-properties style:rfc-language-tag="sr-Latn-CS" fo:language="sr" fo:script="Latn" fo:country="CS"/>
    </style:style>
    <style:style style:name="P32" style:family="paragraph" style:parent-style-name="Heading_20_1" style:master-page-name="Convert_20_2">
      <style:paragraph-properties style:page-number="1"/>
    </style:style>
    <style:style style:name="P33" style:family="paragraph" style:parent-style-name="Heading_20_1" style:master-page-name="Convert_20_3">
      <style:paragraph-properties style:page-number="auto"/>
    </style:style>
    <style:style style:name="P34" style:family="paragraph" style:parent-style-name="Heading_20_1" style:master-page-name="Convert_20_5">
      <style:paragraph-properties style:page-number="auto"/>
    </style:style>
    <style:style style:name="P35" style:family="paragraph" style:parent-style-name="Heading_20_1" style:master-page-name="Convert_20_7">
      <style:paragraph-properties style:page-number="auto"/>
    </style:style>
    <style:style style:name="P36" style:family="paragraph" style:parent-style-name="Heading_20_1" style:master-page-name="Convert_20_11">
      <style:paragraph-properties style:page-number="auto"/>
    </style:style>
    <style:style style:name="P37" style:family="paragraph" style:parent-style-name="Heading_20_1" style:master-page-name="Convert_20_13">
      <style:paragraph-properties style:page-number="auto"/>
    </style:style>
    <style:style style:name="P38" style:family="paragraph" style:parent-style-name="Heading_20_1" style:master-page-name="Convert_20_9">
      <style:paragraph-properties style:page-number="auto"/>
      <style:text-properties officeooo:paragraph-rsid="00108e97"/>
    </style:style>
    <style:style style:name="P39" style:family="paragraph" style:parent-style-name="Heading_20_2">
      <style:text-properties fo:font-size="11pt" style:rfc-language-tag="sr-Latn-CS" fo:language="sr" fo:script="Latn" fo:country="CS" style:font-size-asian="11pt"/>
    </style:style>
    <style:style style:name="P40" style:family="paragraph" style:parent-style-name="Heading_20_2">
      <style:text-properties officeooo:paragraph-rsid="000c1264"/>
    </style:style>
    <style:style style:name="P41" style:family="paragraph" style:parent-style-name="Heading_20_2" style:master-page-name="Convert_20_15">
      <style:paragraph-properties style:page-number="auto"/>
    </style:style>
    <style:style style:name="P42" style:family="paragraph" style:parent-style-name="Heading_20_2">
      <style:text-properties officeooo:rsid="00108e97" officeooo:paragraph-rsid="00108e97"/>
    </style:style>
    <style:style style:name="P43" style:family="paragraph" style:parent-style-name="Standard">
      <style:paragraph-properties fo:text-align="center" style:justify-single-word="false" fo:break-before="page" style:text-autospace="none"/>
      <style:text-properties fo:font-size="14pt" style:rfc-language-tag="sr-Latn-CS" fo:language="sr" fo:script="Latn" fo:country="CS" fo:font-weight="bold" style:font-size-asian="14pt" style:font-weight-asian="bold" style:font-weight-complex="bold"/>
    </style:style>
    <style:style style:name="P44" style:family="paragraph" style:parent-style-name="Standard">
      <style:paragraph-properties style:text-autospace="none"/>
      <style:text-properties fo:font-size="14pt" style:font-size-asian="14pt" style:font-size-complex="14pt" style:font-weight-complex="bold"/>
    </style:style>
    <style:style style:name="P45" style:family="paragraph" style:parent-style-name="Standard">
      <style:paragraph-properties fo:text-align="center" style:justify-single-word="false" style:text-autospace="none"/>
      <style:text-properties fo:font-size="14pt" style:font-size-asian="14pt" style:font-size-complex="14pt" style:font-weight-complex="bold"/>
    </style:style>
    <style:style style:name="P46" style:family="paragraph" style:parent-style-name="Standard" style:master-page-name="Convert_20_1">
      <style:paragraph-properties style:page-number="auto"/>
      <style:text-properties style:font-name="Arial" fo:font-size="16pt" style:rfc-language-tag="sr-Latn-CS" fo:language="sr" fo:script="Latn" fo:country="CS" fo:font-weight="bold" style:font-size-asian="16pt" style:font-weight-asian="bold" style:font-name-complex="Arial" style:font-size-complex="16pt"/>
    </style:style>
    <style:style style:name="P47" style:family="paragraph" style:parent-style-name="Standard">
      <style:paragraph-properties fo:text-align="justify" style:justify-single-word="false"/>
      <style:text-properties fo:font-size="11pt" style:rfc-language-tag="sr-Latn-CS" fo:language="sr" fo:script="Latn" fo:country="CS" style:font-size-asian="11pt"/>
    </style:style>
    <style:style style:name="P48" style:family="paragraph" style:parent-style-name="Standard">
      <style:text-properties fo:font-size="11pt" style:rfc-language-tag="sr-Latn-CS" fo:language="sr" fo:script="Latn" fo:country="CS" officeooo:rsid="00108e97" officeooo:paragraph-rsid="00108e97" style:font-size-asian="11pt"/>
    </style:style>
    <style:style style:name="P49" style:family="paragraph" style:parent-style-name="Standard">
      <style:text-properties style:rfc-language-tag="sr-Latn-CS" fo:language="sr" fo:script="Latn" fo:country="CS"/>
    </style:style>
    <style:style style:name="P50" style:family="paragraph" style:parent-style-name="Standard">
      <style:text-properties style:font-name="Arial Narrow" fo:font-size="10pt" style:rfc-language-tag="sr-Latn-CS" fo:language="sr" fo:script="Latn" fo:country="CS" style:font-size-asian="10pt" style:font-name-complex="Arial Narrow" style:font-size-complex="10pt" style:font-style-complex="italic"/>
    </style:style>
    <style:style style:name="P51" style:family="paragraph" style:parent-style-name="Standard">
      <style:paragraph-properties fo:text-align="end" style:justify-single-word="false"/>
      <style:text-properties style:font-name="Arial Narrow" fo:font-size="10pt" style:rfc-language-tag="sr-Latn-CS" fo:language="sr" fo:script="Latn" fo:country="CS" style:font-size-asian="10pt" style:font-name-complex="Arial Narrow" style:font-size-complex="10pt" style:font-style-complex="italic"/>
    </style:style>
    <style:style style:name="P52" style:family="paragraph" style:parent-style-name="Standard">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P53" style:family="paragraph" style:parent-style-name="Standard">
      <style:paragraph-properties style:text-autospace="none"/>
    </style:style>
    <style:style style:name="P54" style:family="paragraph" style:parent-style-name="Standard">
      <style:paragraph-properties fo:text-align="center" style:justify-single-word="false" style:text-autospace="none"/>
      <style:text-properties fo:font-size="18pt" fo:font-weight="bold" style:font-size-asian="18pt" style:font-weight-asian="bold" style:font-size-complex="18pt" style:font-weight-complex="bold"/>
    </style:style>
    <style:style style:name="P55" style:family="paragraph" style:parent-style-name="Standard">
      <style:paragraph-properties fo:text-align="center" style:justify-single-word="false" style:text-autospace="none"/>
      <style:text-properties fo:font-size="16pt" fo:font-weight="bold" style:font-size-asian="16pt" style:font-weight-asian="bold" style:font-size-complex="16pt" style:font-weight-complex="bold"/>
    </style:style>
    <style:style style:name="P56" style:family="paragraph" style:parent-style-name="Text_20_body">
      <style:text-properties officeooo:rsid="00108e97" officeooo:paragraph-rsid="00108e97"/>
    </style:style>
    <style:style style:name="P57" style:family="paragraph" style:parent-style-name="Text_20_body">
      <style:paragraph-properties fo:margin-left="0in" fo:margin-right="0in" fo:text-indent="0in" style:auto-text-indent="false"/>
      <style:text-properties officeooo:rsid="00108e97" officeooo:paragraph-rsid="00108e97"/>
    </style:style>
    <style:style style:name="P58" style:family="paragraph" style:parent-style-name="Text_20_body">
      <style:paragraph-properties fo:margin-left="0in" fo:margin-right="0in" fo:text-indent="0in" style:auto-text-indent="false"/>
      <style:text-properties officeooo:rsid="00108e97" officeooo:paragraph-rsid="00135a01"/>
    </style:style>
    <style:style style:name="P59" style:family="paragraph" style:parent-style-name="Text_20_body">
      <style:text-properties officeooo:rsid="000c1264" officeooo:paragraph-rsid="000c1264"/>
    </style:style>
    <style:style style:name="T1" style:family="text">
      <style:text-properties style:font-weight-complex="bold"/>
    </style:style>
    <style:style style:name="T2" style:family="text">
      <style:text-properties style:rfc-language-tag="sr-Latn-CS" fo:language="sr" fo:script="Latn" fo:country="CS"/>
    </style:style>
    <style:style style:name="T3" style:family="text">
      <style:text-properties style:rfc-language-tag="sr-Latn-CS" fo:language="sr" fo:script="Latn" fo:country="CS" style:font-weight-complex="bold"/>
    </style:style>
    <style:style style:name="T4" style:family="text">
      <style:text-properties fo:font-weight="bold" style:font-weight-asian="bold"/>
    </style:style>
    <style:style style:name="T5" style:family="text">
      <style:text-properties fo:font-size="14pt" style:font-size-asian="14pt" style:font-size-complex="14pt" style:font-weight-complex="bold"/>
    </style:style>
    <style:style style:name="T6" style:family="text">
      <style:text-properties fo:font-size="14pt" fo:font-weight="bold" officeooo:rsid="000ac636" style:font-size-asian="14pt" style:font-weight-asian="bold" style:font-size-complex="14pt" style:font-weight-complex="bold"/>
    </style:style>
    <style:style style:name="T7" style:family="text">
      <style:text-properties fo:font-size="11pt" style:rfc-language-tag="sr-Latn-CS" fo:language="sr" fo:script="Latn" fo:country="CS" style:font-size-asian="11pt"/>
    </style:style>
    <style:style style:name="T8" style:family="text">
      <style:text-properties fo:font-size="11pt" style:rfc-language-tag="sr-Latn-CS" fo:language="sr" fo:script="Latn" fo:country="CS" style:font-size-asian="11pt" style:font-size-complex="10pt"/>
    </style:style>
    <style:style style:name="T9" style:family="text">
      <style:text-properties fo:font-size="11pt" style:rfc-language-tag="sr-Latn-CS" fo:language="sr" fo:script="Latn" fo:country="CS" fo:font-style="italic" style:font-size-asian="11pt" style:font-style-asian="italic" style:font-size-complex="10pt"/>
    </style:style>
    <style:style style:name="T10" style:family="text">
      <style:text-properties fo:font-size="11pt" style:font-size-asian="11pt"/>
    </style:style>
    <style:style style:name="T11" style:family="text">
      <style:text-properties fo:font-size="11pt" style:font-size-asian="11pt" style:font-size-complex="10pt"/>
    </style:style>
    <style:style style:name="T12" style:family="text">
      <style:text-properties fo:font-size="11pt" style:font-size-asian="11pt" style:font-size-complex="10pt" style:font-style-complex="italic"/>
    </style:style>
    <style:style style:name="T13" style:family="text">
      <style:text-properties fo:font-size="11pt" fo:font-style="italic" style:font-size-asian="11pt" style:font-style-asian="italic" style:font-size-complex="10pt"/>
    </style:style>
    <style:style style:name="T14" style:family="text">
      <style:text-properties fo:font-size="11pt" fo:font-style="italic" style:font-size-asian="11pt" style:font-style-asian="italic" style:font-size-complex="10pt" style:font-style-complex="italic"/>
    </style:style>
    <style:style style:name="T15" style:family="text">
      <style:text-properties fo:language="sr" fo:country="CS"/>
    </style:style>
    <style:style style:name="T16" style:family="text">
      <style:text-properties style:font-name="Arial Narrow" fo:font-size="10pt" style:rfc-language-tag="sr-Latn-CS" fo:language="sr" fo:script="Latn" fo:country="CS" style:font-size-asian="10pt" style:font-name-complex="Arial Narrow" style:font-size-complex="10pt" style:font-style-complex="italic"/>
    </style:style>
    <style:style style:name="T17" style:family="text">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T18" style:family="text">
      <style:text-properties style:font-name="Arial Narrow" fo:font-size="10pt" style:rfc-language-tag="sr-Latn-CS" fo:language="sr" fo:script="Latn" fo:country="CS" style:font-name-asian="Arial Narrow" style:font-size-asian="10pt" style:font-name-complex="Arial Narrow" style:font-size-complex="10pt" style:font-style-complex="italic"/>
    </style:style>
    <style:style style:name="T19" style:family="text">
      <style:text-properties style:font-name-asian="Arial Narrow"/>
    </style:style>
    <style:style style:name="T20" style:family="text">
      <style:text-properties officeooo:rsid="000ac636"/>
    </style:style>
    <style:style style:name="T21" style:family="text">
      <style:text-properties officeooo:rsid="000c1264"/>
    </style:style>
    <style:style style:name="T22" style:family="text">
      <style:text-properties officeooo:rsid="00108e97"/>
    </style:style>
    <style:style style:name="T23" style:family="text">
      <style:text-properties officeooo:rsid="00135a01"/>
    </style:style>
    <style:style style:name="T24"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outside"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dynamic" style:number-wrapped-paragraphs="1"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УНИВЕРЗИТЕТ У НОВОМ САДУ</text:span></text:p>
      <text:p text:style-name="P53"><text:span text:style-name="T3">ФАКУЛТЕТ ТЕХНИЧКИХ НАУКА</text:span></text:p>
      <text:p text:style-name="P53"><text:span text:style-name="T3">НОВИ САД</text:span></text:p>
      <text:p text:style-name="P53"><text:span text:style-name="T3">Одсек/смер/усмерење: </text:span></text:p>
      <text:p text:style-name="P53"><text:span text:style-name="T3">Рачунарство и аутоматика/Рачунарске науке и информатика</text:span></text:p>
      <text:h text:style-name="Heading_20_1" text:outline-level="1"/>
      <text:p text:style-name="P4"/>
      <text:p text:style-name="P15"/>
      <text:p text:style-name="P55"/>
      <text:p text:style-name="P54">ДИПЛОМСКИ <text:s/>РАД</text:p>
      <text:p text:style-name="P54"/>
      <text:p text:style-name="P44"/>
      <text:p text:style-name="P53"><text:span text:style-name="T6">Кандидат: Александар Стојановић</text:span></text:p>
      <text:p text:style-name="P53"><text:span text:style-name="T6">Број индекса: РА149/2019</text:span></text:p>
      <text:p text:style-name="P44"/>
      <text:p text:style-name="P44"/>
      <text:p text:style-name="P53"><text:span text:style-name="T6">Тема рада: Систем за оптимизацију организације гимнастичких такмичења</text:span></text:p>
      <text:p text:style-name="P44"/>
      <text:p text:style-name="P44"/>
      <text:p text:style-name="P53"><text:span text:style-name="T6">Ментор рада: проф. др Милан Стојков</text:span></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6"><text:soft-page-break/>Место и датум:</text:p>
      <text:p text:style-name="P16">Нови Сад 2023.</text:p>
      <text:p text:style-name="P17"/>
      <text:p text:style-name="P43">ЗАДАТАК ДИПЛОМСКОГ-МАСТЕР РАДА</text:p>
      <text:p text:style-name="P18"/>
      <text:p text:style-name="P18"/>
      <text:p text:style-name="Text_20_body">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text:p>
      <text:p text:style-name="P5"/>
      <text:p text:style-name="P46"/>
      <text:p text:style-name="P19">САДРЖАЈ</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88548082" text:style-name="Index_20_Link" text:visited-style-name="Index_20_Link">1. УВОД<text:tab/>1</text:a></text:p>
          <text:p text:style-name="P29"><text:a xlink:type="simple" xlink:href="#__RefHeading___Toc188548085" text:style-name="Index_20_Link" text:visited-style-name="Index_20_Link">2. ТЕОРИЈСКЕ ОСНОВЕ И ПОСТОЈЕЋА ИСТРАЖИВАЊА<text:tab/>3</text:a></text:p>
          <text:p text:style-name="P30"><text:a xlink:type="simple" xlink:href="#__RefHeading___Toc188548086" text:style-name="Index_20_Link" text:visited-style-name="Index_20_Link">2.1. Опис теоријских концепата потребних за разумевање предложеног решења<text:tab/>3</text:a></text:p>
          <text:p text:style-name="P30"><text:a xlink:type="simple" xlink:href="#__RefHeading___Toc188548086%20Copy%201" text:style-name="Index_20_Link" text:visited-style-name="Index_20_Link">2.2. Кратак опис свих компоненти које учествују у решењу<text:tab/>3</text:a></text:p>
          <text:p text:style-name="P30"><text:a xlink:type="simple" xlink:href="#__RefHeading___Toc188548086%20Copy%201%20Copy%201" text:style-name="Index_20_Link" text:visited-style-name="Index_20_Link">2.3. Опис саме технологије, али са фокусом на оно што је заиста важно за решење у самом раду<text:tab/>3</text:a></text:p>
          <text:p text:style-name="P30"><text:a xlink:type="simple" xlink:href="#__RefHeading___Toc188548086%20Copy%201%20Copy%201%20Copy%201" text:style-name="Index_20_Link" text:visited-style-name="Index_20_Link">2.4. Релевантна постојећа решења и/или истраживања у области са навођењем потенцијалних предности и недостатака<text:tab/>3</text:a></text:p>
          <text:p text:style-name="P29"><text:a xlink:type="simple" xlink:href="#__RefHeading___Toc188548090" text:style-name="Index_20_Link" text:visited-style-name="Index_20_Link">3. ОПИС МОДЕЛА РЕШЕЊА<text:tab/>5</text:a></text:p>
          <text:p text:style-name="P29"><text:a xlink:type="simple" xlink:href="#__RefHeading___Toc188548093" text:style-name="Index_20_Link" text:visited-style-name="Index_20_Link">4. ОПИС РЕШЕЊА ПРОБЛЕМА<text:tab/>7</text:a></text:p>
          <text:p text:style-name="P29"><text:a xlink:type="simple" xlink:href="#__RefHeading___Toc188548093%20Copy%201" text:style-name="Index_20_Link" text:visited-style-name="Index_20_Link">5. ЗАКЉУЧАК<text:tab/>9</text:a></text:p>
          <text:p text:style-name="P29"><text:a xlink:type="simple" xlink:href="#__RefHeading___Toc188548095" text:style-name="Index_20_Link" text:visited-style-name="Index_20_Link">ЛИТЕРАТУРА<text:tab/>11</text:a></text:p>
          <text:p text:style-name="P29"><text:a xlink:type="simple" xlink:href="#__RefHeading___Toc188548096" text:style-name="Index_20_Link" text:visited-style-name="Index_20_Link">БИОГРАФИЈА<text:tab/>13</text:a></text:p>
          <text:p text:style-name="P30"><text:a xlink:type="simple" xlink:href="#__RefHeading___Toc188548097" text:style-name="Index_20_Link" text:visited-style-name="Index_20_Link">KLJUČNA DOKUMENTACIJSKA INFORMACIJA<text:tab/>15</text:a></text:p>
          <text:p text:style-name="P30"><text:a xlink:type="simple" xlink:href="#__RefHeading___Toc188548098" text:style-name="Index_20_Link" text:visited-style-name="Index_20_Link">KEY WORDS DOCUMENTATION<text:tab/>16</text:a></text:p>
        </text:index-body>
      </text:table-of-content>
      <text:p text:style-name="P11"/>
      <text:p text:style-name="P12"/>
      <text:h text:style-name="P32" text:outline-level="1"><text:bookmark-start text:name="__RefHeading___Toc188548082"/>1. УВОД<text:bookmark-end text:name="__RefHeading___Toc188548082"/></text:h>
      <text:p text:style-name="P28">Problem sa sporim ocenjivanjem i neefikasnom organizacijom takmicenja u Srbiji.<text:span text:style-name="T23"> Kako to ova aplikacija rešava</text:span></text:p>
      <text:h text:style-name="P39" text:outline-level="2"/>
      <text:h text:style-name="P33" text:outline-level="1"><text:bookmark-start text:name="__RefHeading___Toc188548085"/>2. ТЕОРИЈСКЕ ОСНОВЕ И ПОСТОЈЕЋА ИСТРАЖИВАЊА <text:s text:c="5"/><text:bookmark-end text:name="__RefHeading___Toc188548085"/></text:h>
      <text:p text:style-name="P28">Da li mora ovde neki tekst da stoji ili može odmah da sledi podnaslov?</text:p>
      <text:h text:style-name="P42" text:outline-level="2"><text:bookmark-start text:name="__RefHeading___Toc188548086"/>2.1. Опис теоријских концепата потребних за разумевање предложеног решења<text:bookmark-end text:name="__RefHeading___Toc188548086"/></text:h>
      <text:p text:style-name="P28">Da li se ovde uvode koncepti koji su vezani za korištene tehnologije za implementaciju ili treba i objasniti terminologiju koja se koristi u gimnasitici(ako da, koliko detaljno)</text:p>
      <text:p text:style-name="P58">Da objasnim šsta su NP problemi i kako ih optaplanner rešava?</text:p>
      <text:p text:style-name="Text_20_body"/>
      <text:h text:style-name="P40" text:outline-level="2" text:is-list-header="true"><text:bookmark-start text:name="__RefHeading___Toc188548086 Copy 1"/>2.2. Кратак опис свих компоненти које учествују у решењу<text:bookmark-end text:name="__RefHeading___Toc188548086 Copy 1"/></text:h>
      <text:p text:style-name="P56">Da li se pod komponentam misli na mikroservise ili čak i komponente unutar njih. Da onda navedem i thenologije (docker, gin, optaplanner)</text:p>
      <text:h text:style-name="P40" text:outline-level="2"><text:bookmark-start text:name="__RefHeading___Toc188548086 Copy 1 Copy 1"/>2.3. Опис саме технологије, али са фокусом на оно што је заиста важно за решење у самом раду<text:bookmark-end text:name="__RefHeading___Toc188548086 Copy 1 Copy 1"/></text:h>
      <text:p text:style-name="P56">Da li ovde samo da objasnim kako radi opta planner ili da objašnjavam i ostale delove aplikacije</text:p>
      <text:p text:style-name="P57"/>
      <text:h text:style-name="P40" text:outline-level="2"><text:bookmark-start text:name="__RefHeading___Toc188548086 Copy 1 Copy 1 Copy 1"/>2.4. Релевантна постојећа решења и/или истраживања у области са навођењем потенцијалних предности и недостатака<text:bookmark-end text:name="__RefHeading___Toc188548086 Copy 1 Copy 1 Copy 1"/></text:h>
      <text:p text:style-name="P56">Da li se ovde može navesti da ne postoje rešenja za deo ovog problema, ali nijedno od njih nije javno, tako da nemamo pristup ničemu. Čak ni sam izgled interfejsa nije poznat, jedino kako znam je od screenshotova koje je trener napravio.</text:p>
      <text:h text:style-name="P34" text:outline-level="1"><text:bookmark-start text:name="__RefHeading___Toc188548090"/>3. ОПИС МОДЕЛА РЕШЕЊА<text:bookmark-end text:name="__RefHeading___Toc188548090"/></text:h>
      <text:p text:style-name="P47"><text:span text:style-name="T7"/></text:p>
      <text:p text:style-name="P48">Da li ovde da ukratko prepričam specifikaciju koju sam napisao.</text:p>
      <text:p text:style-name="P48">i. definisati relevantne učesnike u sistemu i njihove uloge</text:p>
      <text:p text:style-name="P48"><text:tab/>-ok<text:tab/></text:p>
      <text:p text:style-name="P48">ii. definisati slučajeve korišenja sistema</text:p>
      <text:p text:style-name="P48"><text:tab/>-koje use caseove? samo bitne ili sve?</text:p>
      <text:p text:style-name="P48">iii. definisati model podataka</text:p>
      <text:p text:style-name="P48"><text:tab/>- Da ovde opišem modele svakog mikroservisa</text:p>
      <text:p text:style-name="P48">iv. definisati tok podataka i arhitekturalni pogled na rešenje</text:p>
      <text:p text:style-name="P48"><text:tab/>- kako da rešim slanje podataka iz jednog servisa u drugi, da to bude običan http ili nešto drugo da koristim (streaming rpc?). </text:p>
      <text:p text:style-name="P48"><text:tab/>da ovde prikažem tu logiku kako se ocenjuje takmičenje (prikupljanje svih bodova)</text:p>
      <text:p text:style-name="P48"><text:tab/>- da li za refresh stanja ocena koristim message broker. Tipa da se emituje event new score, i onda da glavni računar i D panel urade ponovni get all ili tako nešto</text:p>
      <text:h text:style-name="P35" text:outline-level="1"><text:bookmark-start text:name="__RefHeading___Toc188548093"/>4. <text:s/>ОПИС РЕШЕЊА ПРОБЛЕМА<text:bookmark-end text:name="__RefHeading___Toc188548093"/></text:h>
      <text:p text:style-name="P56">Ovde baš neke konkretne implementacije?</text:p>
      <text:p text:style-name="P47"><text:s/><text:span text:style-name="T22">Ako ne postoje navedena postojeća rešenja kako da navodim prednosti i nedostatke? Da li mogu da kažem da nisam implementirao na primer merenje vremena, automatske penalizacije... Kao prednost da navedem optaplanner?</text:span><text:span text:style-name="T7"/></text:p>
      <text:h text:style-name="P38" text:outline-level="1"><text:bookmark-start text:name="__RefHeading___Toc188548093 Copy 1"/>5. <text:s/>ЗАКЉУЧАК<text:bookmark-end text:name="__RefHeading___Toc188548093 Copy 1"/></text:h>
      <text:p text:style-name="P4"><text:s text:c="3"/><text:span text:style-name="T2"/></text:p>
      <text:h text:style-name="P36" text:outline-level="1"><text:bookmark-start text:name="__RefHeading___Toc188548095"/>ЛИТЕРАТУРА<text:bookmark-end text:name="__RefHeading___Toc188548095"/></text:h>
      <text:p text:style-name="P6"/>
      <text:p text:style-name="P21"><text:span text:style-name="T8">[1] E. Roman, R. P. Sriganesh, G. Brose. </text:span><text:span text:style-name="T9">Mastering Enterprise JavaBeans</text:span><text:span text:style-name="T8">, 3rd edition. Wiley, Indianapolis, 2005. ISBN 0-7645-7682-8</text:span></text:p>
      <text:p text:style-name="P21"><text:span text:style-name="T11">[2] Autor(i). </text:span><text:span text:style-name="T13">Naslov</text:span><text:span text:style-name="T11">. Izdavač, mesto izdavanja, godina. ISBN broj</text:span></text:p>
      <text:p text:style-name="P21"><text:span text:style-name="T11">[3] </text:span><text:span text:style-name="T13">SOAP Version 1.2 Part 1: Messaging Framework</text:span><text:span text:style-name="T11">, </text:span><text:span text:style-name="T10">http://www.w3.org/TR/SOAP/</text:span></text:p>
      <text:p text:style-name="P21"><text:span text:style-name="T11">[5] </text:span><text:span text:style-name="T13">Java 2 Platform, Enterprise Edition</text:span><text:span text:style-name="T11">, </text:span><text:span text:style-name="T10">http://java.sun.com/j2ee/</text:span></text:p>
      <text:p text:style-name="P21"><text:span text:style-name="T11">[6] T. Schaeck, T. Hepper. </text:span><text:span text:style-name="T14">Portal Standards</text:span><text:span text:style-name="T12">.</text:span><text:span text:style-name="T11"> </text:span><text:span text:style-name="T10">http://www.theserverside.com/articles/article.jsp?l=Portlet_API</text:span></text:p>
      <text:p text:style-name="P10"/>
      <text:p text:style-name="P10"/>
      <text:h text:style-name="P37" text:outline-level="1"><text:bookmark-start text:name="__RefHeading___Toc188548096"/>БИОГРАФИЈА<text:bookmark-end text:name="__RefHeading___Toc188548096"/></text:h>
      <text:p text:style-name="Text_20_body">Ime Prezime je rođen 01.01.1980. godine u Novom Sadu. Osnovnu školu „Narodni heroj“ završio je 1995. godine. Gimnaziju „Neki pesnik“ u Novom Sadu završio je 1999. godine. Iste godine upisao se na Fakultet tehničkih nauka, odsek Računarstvo i automatika. Školske 2002/2003. godine upisao se na smer Računarske nauke i informatika. Položio je sve ispite predviđene planom i programom.</text:p>
      <text:h text:style-name="P41" text:outline-level="2"><text:bookmark-start text:name="__RefHeading___Toc188548097"/>KLJUČNA DOKUMENTACIJSKA INFORMACIJA<text:bookmark-end text:name="__RefHeading___Toc188548097"/></text:h>
      <table:table table:name="Table1" table:style-name="Table1">
        <table:table-column table:style-name="Table1.A"/>
        <table:table-column table:style-name="Table1.B"/>
        <table:table-row table:style-name="Table1.1">
          <table:table-cell table:style-name="Table1.A1" office:value-type="string">
            <text:p text:style-name="Standard"><text:span text:style-name="T16">Redni broj, </text:span><text:span text:style-name="T17">RBR</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Identifikacioni broj, </text:span><text:span text:style-name="T17">IBR</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Tip dokumentacije, </text:span><text:span text:style-name="T17">TD</text:span><text:span text:style-name="T16">:</text:span></text:p>
          </table:table-cell>
          <table:table-cell table:style-name="Table1.A1" office:value-type="string">
            <text:p text:style-name="P23">monografska publikacija<text:span text:style-name="T16"/></text:p>
          </table:table-cell>
        </table:table-row>
        <table:table-row table:style-name="Table1.1">
          <table:table-cell table:style-name="Table1.A1" office:value-type="string">
            <text:p text:style-name="Standard"><text:span text:style-name="T16">Tip zapisa, </text:span><text:span text:style-name="T17">TZ</text:span><text:span text:style-name="T16">:</text:span></text:p>
          </table:table-cell>
          <table:table-cell table:style-name="Table1.A1" office:value-type="string">
            <text:p text:style-name="P23">tekstualni štampani dokument<text:span text:style-name="T16"/></text:p>
          </table:table-cell>
        </table:table-row>
        <table:table-row table:style-name="Table1.1">
          <table:table-cell table:style-name="Table1.A1" office:value-type="string">
            <text:p text:style-name="Standard"><text:span text:style-name="T16">Vrsta rada, </text:span><text:span text:style-name="T17">VR</text:span><text:span text:style-name="T16">:</text:span></text:p>
          </table:table-cell>
          <table:table-cell table:style-name="Table1.A1" office:value-type="string">
            <text:p text:style-name="P23">diplomski-master rad<text:span text:style-name="T16"/></text:p>
          </table:table-cell>
        </table:table-row>
        <table:table-row table:style-name="Table1.1">
          <table:table-cell table:style-name="Table1.A1" office:value-type="string">
            <text:p text:style-name="Standard"><text:span text:style-name="T16">Autor, </text:span><text:span text:style-name="T17">AU</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Mentor, </text:span><text:span text:style-name="T17">MN</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Naslov rada, </text:span><text:span text:style-name="T17">NR</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Jezik publikacije, </text:span><text:span text:style-name="T17">JP</text:span><text:span text:style-name="T16">:</text:span></text:p>
          </table:table-cell>
          <table:table-cell table:style-name="Table1.A1" office:value-type="string">
            <text:p text:style-name="P23">srpski<text:span text:style-name="T16"/></text:p>
          </table:table-cell>
        </table:table-row>
        <table:table-row table:style-name="Table1.1">
          <table:table-cell table:style-name="Table1.A1" office:value-type="string">
            <text:p text:style-name="Standard"><text:span text:style-name="T16">Jezik izvoda, </text:span><text:span text:style-name="T17">JI</text:span><text:span text:style-name="T16">:</text:span></text:p>
          </table:table-cell>
          <table:table-cell table:style-name="Table1.A1" office:value-type="string">
            <text:p text:style-name="P23">srpski / engleski<text:span text:style-name="T16"/></text:p>
          </table:table-cell>
        </table:table-row>
        <table:table-row table:style-name="Table1.1">
          <table:table-cell table:style-name="Table1.A1" office:value-type="string">
            <text:p text:style-name="Standard"><text:span text:style-name="T16">Zemlja publikovanja, </text:span><text:span text:style-name="T17">ZP</text:span><text:span text:style-name="T16">:</text:span></text:p>
          </table:table-cell>
          <table:table-cell table:style-name="Table1.A1" office:value-type="string">
            <text:p text:style-name="P23">Srbija<text:span text:style-name="T16"/></text:p>
          </table:table-cell>
        </table:table-row>
        <table:table-row table:style-name="Table1.1">
          <table:table-cell table:style-name="Table1.A1" office:value-type="string">
            <text:p text:style-name="Standard"><text:span text:style-name="T16">Uže geografsko područje, </text:span><text:span text:style-name="T17">UGP</text:span><text:span text:style-name="T16">:</text:span></text:p>
          </table:table-cell>
          <table:table-cell table:style-name="Table1.A1" office:value-type="string">
            <text:p text:style-name="P23">Vojvodina<text:span text:style-name="T16"/></text:p>
          </table:table-cell>
        </table:table-row>
        <table:table-row table:style-name="Table1.1">
          <table:table-cell table:style-name="Table1.A1" office:value-type="string">
            <text:p text:style-name="Standard"><text:span text:style-name="T16">Godina, </text:span><text:span text:style-name="T17">GO</text:span><text:span text:style-name="T16">:</text:span></text:p>
          </table:table-cell>
          <table:table-cell table:style-name="Table1.A1" office:value-type="string">
            <text:p text:style-name="P23">2008<text:span text:style-name="T16"/></text:p>
          </table:table-cell>
        </table:table-row>
        <table:table-row table:style-name="Table1.1">
          <table:table-cell table:style-name="Table1.A1" office:value-type="string">
            <text:p text:style-name="Standard"><text:span text:style-name="T16">Izdavač, </text:span><text:span text:style-name="T17">IZ</text:span><text:span text:style-name="T16">:</text:span></text:p>
          </table:table-cell>
          <table:table-cell table:style-name="Table1.A1" office:value-type="string">
            <text:p text:style-name="P23">autorski reprint<text:span text:style-name="T16"/></text:p>
          </table:table-cell>
        </table:table-row>
        <table:table-row table:style-name="Table1.1">
          <table:table-cell table:style-name="Table1.A1" office:value-type="string">
            <text:p text:style-name="Standard"><text:span text:style-name="T16">Mesto i adresa, </text:span><text:span text:style-name="T17">MA</text:span><text:span text:style-name="T16">:</text:span></text:p>
          </table:table-cell>
          <table:table-cell table:style-name="Table1.A1" office:value-type="string">
            <text:p text:style-name="P23">Novi Sad, Fakultet tehničkih nauka,<text:line-break/>Trg Dositeja Obradovića 6<text:span text:style-name="T16"/></text:p>
          </table:table-cell>
        </table:table-row>
        <table:table-row table:style-name="Table1.1">
          <table:table-cell table:style-name="Table1.A1" office:value-type="string">
            <text:p text:style-name="Standard"><text:span text:style-name="T16">Fizički opis rada, </text:span><text:span text:style-name="T17">FO</text:span><text:span text:style-name="T16">:</text:span></text:p>
          </table:table-cell>
          <table:table-cell table:style-name="Table1.A1" office:value-type="string">
            <text:p text:style-name="P23">br. poglavlja / stranica / citata / tabela / slika / grafikona / priloga<text:span text:style-name="T16"/></text:p>
          </table:table-cell>
        </table:table-row>
        <table:table-row table:style-name="Table1.1">
          <table:table-cell table:style-name="Table1.A1" office:value-type="string">
            <text:p text:style-name="Standard"><text:span text:style-name="T16">Naučna oblast, </text:span><text:span text:style-name="T17">NO</text:span><text:span text:style-name="T16">:</text:span></text:p>
          </table:table-cell>
          <table:table-cell table:style-name="Table1.A1" office:value-type="string">
            <text:p text:style-name="P23">Informatika<text:span text:style-name="T16"/></text:p>
          </table:table-cell>
        </table:table-row>
        <table:table-row table:style-name="Table1.1">
          <table:table-cell table:style-name="Table1.A1" office:value-type="string">
            <text:p text:style-name="Standard"><text:span text:style-name="T16">Naučna disciplina, </text:span><text:span text:style-name="T17">ND</text:span><text:span text:style-name="T16">:</text:span></text:p>
          </table:table-cell>
          <table:table-cell table:style-name="Table1.A1" office:value-type="string">
            <text:p text:style-name="P23">Mrežno bazirani sistemi<text:span text:style-name="T16"/></text:p>
          </table:table-cell>
        </table:table-row>
        <table:table-row table:style-name="Table1.1">
          <table:table-cell table:style-name="Table1.A1" office:value-type="string">
            <text:p text:style-name="P23">Predmetna odrednica / </text:p>
            <text:p text:style-name="Standard"><text:span text:style-name="T16">ključne reči, </text:span><text:span text:style-name="T17">PO</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P25">UDK</text:p>
          </table:table-cell>
          <table:table-cell table:style-name="Table1.A1" office:value-type="string">
            <text:p text:style-name="P26"/>
          </table:table-cell>
        </table:table-row>
        <table:table-row table:style-name="Table1.1">
          <table:table-cell table:style-name="Table1.A1" office:value-type="string">
            <text:p text:style-name="Standard"><text:span text:style-name="T16">Čuva se, </text:span><text:span text:style-name="T17">ČU</text:span><text:span text:style-name="T16">:</text:span></text:p>
          </table:table-cell>
          <table:table-cell table:style-name="Table1.A1" office:value-type="string">
            <text:p text:style-name="P23">Biblioteka Fakulteta tehničkih nauka, Trg Dositeja Obradovića 6, Novi Sad<text:span text:style-name="T16"/></text:p>
          </table:table-cell>
        </table:table-row>
        <table:table-row table:style-name="Table1.1">
          <table:table-cell table:style-name="Table1.A1" office:value-type="string">
            <text:p text:style-name="Standard"><text:span text:style-name="T16">Važna napomena, </text:span><text:span text:style-name="T17">VN</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Izvod, </text:span><text:span text:style-name="T17">IZ</text:span><text:span text:style-name="T16">:</text:span></text:p>
          </table:table-cell>
          <table:table-cell table:style-name="Table1.A1" office:value-type="string">
            <text:p text:style-name="P23">rezime rada u nekoliko rečenica<text:span text:style-name="T16"/></text:p>
            <text:p text:style-name="P23"/>
            <text:p text:style-name="P23"/>
            <text:p text:style-name="P23"/>
            <text:p text:style-name="P23"/>
            <text:p text:style-name="P23"/>
            <text:p text:style-name="P23"/>
          </table:table-cell>
        </table:table-row>
        <table:table-row table:style-name="Table1.1">
          <table:table-cell table:style-name="Table1.A1" office:value-type="string">
            <text:p text:style-name="Standard"><text:span text:style-name="T16">Datum prihvatanja teme, </text:span><text:span text:style-name="T17">DP</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Datum odbrane, </text:span><text:span text:style-name="T17">DO</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Standard"><text:span text:style-name="T16">Članovi komisije, </text:span><text:span text:style-name="T17">KO</text:span><text:span text:style-name="T16">:</text:span></text:p>
          </table:table-cell>
          <table:table-cell table:style-name="Table1.A1" office:value-type="string">
            <text:p text:style-name="P22"/>
          </table:table-cell>
        </table:table-row>
        <table:table-row table:style-name="Table1.1">
          <table:table-cell table:style-name="Table1.A1" office:value-type="string">
            <text:p text:style-name="P23"><text:span text:style-name="T19"><text:s text:c="5"/></text:span>predsednik</text:p>
          </table:table-cell>
          <table:table-cell table:style-name="Table1.A1" office:value-type="string">
            <text:p text:style-name="P23">prof. dr Ime Prezime, red. prof., PMF Novi Sad<text:span text:style-name="T16"/></text:p>
          </table:table-cell>
        </table:table-row>
        <table:table-row table:style-name="Table1.1">
          <table:table-cell table:style-name="Table1.A1" office:value-type="string">
            <text:p text:style-name="P23"><text:span text:style-name="T19"><text:s text:c="5"/></text:span>član</text:p>
          </table:table-cell>
          <table:table-cell table:style-name="Table1.A1" office:value-type="string">
            <text:p text:style-name="P23">prof. dr Ime Prezime, vanr. prof., FTN Novi Sad<text:span text:style-name="T16"/></text:p>
          </table:table-cell>
        </table:table-row>
        <table:table-row table:style-name="Table1.1">
          <table:table-cell table:style-name="Table1.A1" office:value-type="string">
            <text:p text:style-name="P23"><text:span text:style-name="T19"><text:s text:c="5"/></text:span>mentor</text:p>
          </table:table-cell>
          <table:table-cell table:style-name="Table1.A1" office:value-type="string">
            <text:p text:style-name="P23">dr Ime Prezime, docent, FTN Novi Sad<text:span text:style-name="T16"/></text:p>
          </table:table-cell>
        </table:table-row>
        <text:soft-page-break/>
        <table:table-row table:style-name="Table1.1">
          <table:table-cell table:style-name="Table1.A1" table:number-columns-spanned="2" office:value-type="string">
            <text:p text:style-name="P24">Potpis mentora</text:p>
            <text:p text:style-name="P24"/>
          </table:table-cell>
          <table:covered-table-cell/>
        </table:table-row>
      </table:table>
      <text:h text:style-name="Heading_20_2" text:outline-level="2"><text:bookmark-start text:name="__RefHeading___Toc188548098"/>KEY WORDS DOCUMENTATION<text:bookmark-end text:name="__RefHeading___Toc188548098"/></text:h>
      <table:table table:name="Table2" table:style-name="Table2">
        <table:table-column table:style-name="Table2.A"/>
        <table:table-column table:style-name="Table2.B"/>
        <table:table-row table:style-name="Table2.1">
          <table:table-cell table:style-name="Table2.A1" office:value-type="string">
            <text:p text:style-name="Standard"><text:span text:style-name="T16">Accession number, </text:span><text:span text:style-name="T17">ANO</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Identification number, </text:span><text:span text:style-name="T17">INO</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Document type, </text:span><text:span text:style-name="T17">DT</text:span><text:span text:style-name="T16">:</text:span></text:p>
          </table:table-cell>
          <table:table-cell table:style-name="Table2.A1" office:value-type="string">
            <text:p text:style-name="P23">monographic publication</text:p>
          </table:table-cell>
        </table:table-row>
        <table:table-row table:style-name="Table2.1">
          <table:table-cell table:style-name="Table2.A1" office:value-type="string">
            <text:p text:style-name="Standard"><text:span text:style-name="T16">Type of record, </text:span><text:span text:style-name="T17">TR</text:span><text:span text:style-name="T16">:</text:span></text:p>
          </table:table-cell>
          <table:table-cell table:style-name="Table2.A1" office:value-type="string">
            <text:p text:style-name="P23">textual material</text:p>
          </table:table-cell>
        </table:table-row>
        <table:table-row table:style-name="Table2.1">
          <table:table-cell table:style-name="Table2.A1" office:value-type="string">
            <text:p text:style-name="Standard"><text:span text:style-name="T16">Contents code, </text:span><text:span text:style-name="T17">CC</text:span><text:span text:style-name="T16">:</text:span></text:p>
          </table:table-cell>
          <table:table-cell table:style-name="Table2.A1" office:value-type="string">
            <text:p text:style-name="P23">MSc thesis</text:p>
          </table:table-cell>
        </table:table-row>
        <table:table-row table:style-name="Table2.1">
          <table:table-cell table:style-name="Table2.A1" office:value-type="string">
            <text:p text:style-name="Standard"><text:span text:style-name="T16">Author, </text:span><text:span text:style-name="T17">AU</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Mentor, </text:span><text:span text:style-name="T17">MN</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Title, </text:span><text:span text:style-name="T17">TI</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Language of text, </text:span><text:span text:style-name="T17">LT</text:span><text:span text:style-name="T16">:</text:span></text:p>
          </table:table-cell>
          <table:table-cell table:style-name="Table2.A1" office:value-type="string">
            <text:p text:style-name="P23">serbian<text:span text:style-name="T16"/></text:p>
          </table:table-cell>
        </table:table-row>
        <table:table-row table:style-name="Table2.1">
          <table:table-cell table:style-name="Table2.A1" office:value-type="string">
            <text:p text:style-name="Standard"><text:span text:style-name="T16">Language of abstract, </text:span><text:span text:style-name="T17">LA</text:span><text:span text:style-name="T16">:</text:span></text:p>
          </table:table-cell>
          <table:table-cell table:style-name="Table2.A1" office:value-type="string">
            <text:p text:style-name="P23">serbian / english</text:p>
          </table:table-cell>
        </table:table-row>
        <table:table-row table:style-name="Table2.1">
          <table:table-cell table:style-name="Table2.A1" office:value-type="string">
            <text:p text:style-name="Standard"><text:span text:style-name="T16">Country of publication, </text:span><text:span text:style-name="T17">CP</text:span><text:span text:style-name="T16">:</text:span></text:p>
          </table:table-cell>
          <table:table-cell table:style-name="Table2.A1" office:value-type="string">
            <text:p text:style-name="P23">Serbia<text:span text:style-name="T16"/></text:p>
          </table:table-cell>
        </table:table-row>
        <table:table-row table:style-name="Table2.1">
          <table:table-cell table:style-name="Table2.A1" office:value-type="string">
            <text:p text:style-name="Standard"><text:span text:style-name="T16">Locality of publication, </text:span><text:span text:style-name="T17">LP</text:span><text:span text:style-name="T16">:</text:span></text:p>
          </table:table-cell>
          <table:table-cell table:style-name="Table2.A1" office:value-type="string">
            <text:p text:style-name="P23">Vojvodina</text:p>
          </table:table-cell>
        </table:table-row>
        <table:table-row table:style-name="Table2.1">
          <table:table-cell table:style-name="Table2.A1" office:value-type="string">
            <text:p text:style-name="Standard"><text:span text:style-name="T16">Publication year, </text:span><text:span text:style-name="T17">PY</text:span><text:span text:style-name="T16">:</text:span></text:p>
          </table:table-cell>
          <table:table-cell table:style-name="Table2.A1" office:value-type="string">
            <text:p text:style-name="P23">2008</text:p>
          </table:table-cell>
        </table:table-row>
        <table:table-row table:style-name="Table2.1">
          <table:table-cell table:style-name="Table2.A1" office:value-type="string">
            <text:p text:style-name="Standard"><text:span text:style-name="T16">Publisher, </text:span><text:span text:style-name="T17">PB</text:span><text:span text:style-name="T16">:</text:span></text:p>
          </table:table-cell>
          <table:table-cell table:style-name="Table2.A1" office:value-type="string">
            <text:p text:style-name="P23">author’s reprint<text:span text:style-name="T16"/></text:p>
          </table:table-cell>
        </table:table-row>
        <table:table-row table:style-name="Table2.1">
          <table:table-cell table:style-name="Table2.A1" office:value-type="string">
            <text:p text:style-name="Standard"><text:span text:style-name="T16">Publication place, </text:span><text:span text:style-name="T17">PP</text:span><text:span text:style-name="T16">:</text:span></text:p>
          </table:table-cell>
          <table:table-cell table:style-name="Table2.A1" office:value-type="string">
            <text:p text:style-name="P23">Novi Sad, Faculty of Technical Sciences,<text:line-break/>Trg Dositeja Obradovića 6</text:p>
          </table:table-cell>
        </table:table-row>
        <table:table-row table:style-name="Table2.1">
          <table:table-cell table:style-name="Table2.A1" office:value-type="string">
            <text:p text:style-name="Standard"><text:span text:style-name="T16">Physical description, </text:span><text:span text:style-name="T17">PD</text:span><text:span text:style-name="T16">:</text:span></text:p>
          </table:table-cell>
          <table:table-cell table:style-name="Table2.A1" office:value-type="string">
            <text:p text:style-name="P23">br. poglavlja / stranica / citata / tabela / slika / grafikona / priloga</text:p>
          </table:table-cell>
        </table:table-row>
        <table:table-row table:style-name="Table2.1">
          <table:table-cell table:style-name="Table2.A1" office:value-type="string">
            <text:p text:style-name="Standard"><text:span text:style-name="T16">Scientific field, </text:span><text:span text:style-name="T17">SF</text:span><text:span text:style-name="T16">:</text:span></text:p>
          </table:table-cell>
          <table:table-cell table:style-name="Table2.A1" office:value-type="string">
            <text:p text:style-name="P23">Computer science<text:span text:style-name="T16"/></text:p>
          </table:table-cell>
        </table:table-row>
        <table:table-row table:style-name="Table2.1">
          <table:table-cell table:style-name="Table2.A1" office:value-type="string">
            <text:p text:style-name="Standard"><text:span text:style-name="T16">Scientific discipline, </text:span><text:span text:style-name="T17">ND</text:span><text:span text:style-name="T16">:</text:span></text:p>
          </table:table-cell>
          <table:table-cell table:style-name="Table2.A1" office:value-type="string">
            <text:p text:style-name="P23">Net-centric computing<text:span text:style-name="T16"/></text:p>
          </table:table-cell>
        </table:table-row>
        <table:table-row table:style-name="Table2.1">
          <table:table-cell table:style-name="Table2.A1" office:value-type="string">
            <text:p text:style-name="Standard"><text:span text:style-name="T16">Subject / Keywords, </text:span><text:span text:style-name="T17">S/KW</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P25">UDC</text:p>
          </table:table-cell>
          <table:table-cell table:style-name="Table2.A1" office:value-type="string">
            <text:p text:style-name="P26"/>
          </table:table-cell>
        </table:table-row>
        <table:table-row table:style-name="Table2.1">
          <table:table-cell table:style-name="Table2.A1" office:value-type="string">
            <text:p text:style-name="Standard"><text:span text:style-name="T16">Holding data, </text:span><text:span text:style-name="T17">HD</text:span><text:span text:style-name="T16">:</text:span></text:p>
          </table:table-cell>
          <table:table-cell table:style-name="Table2.A1" office:value-type="string">
            <text:p text:style-name="P23">Library of the Faculty of Technical Sciences,<text:line-break/>Trg Dositeja Obradovića 6, Novi Sad</text:p>
          </table:table-cell>
        </table:table-row>
        <table:table-row table:style-name="Table2.1">
          <table:table-cell table:style-name="Table2.A1" office:value-type="string">
            <text:p text:style-name="Standard"><text:span text:style-name="T16">Note, </text:span><text:span text:style-name="T17">N</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Abstract, </text:span><text:span text:style-name="T17">AB</text:span><text:span text:style-name="T16">:</text:span></text:p>
          </table:table-cell>
          <table:table-cell table:style-name="Table2.A1" office:value-type="string">
            <text:p text:style-name="P23">prevod izvoda na srpskom jeziku<text:span text:style-name="T16"/></text:p>
            <text:p text:style-name="P23"/>
            <text:p text:style-name="P23"/>
            <text:p text:style-name="P23"/>
            <text:p text:style-name="P23"/>
            <text:p text:style-name="P23"/>
            <text:p text:style-name="P23"/>
          </table:table-cell>
        </table:table-row>
        <table:table-row table:style-name="Table2.1">
          <table:table-cell table:style-name="Table2.A1" office:value-type="string">
            <text:p text:style-name="Standard"><text:span text:style-name="T16">Accepted by sci. board on, </text:span><text:span text:style-name="T17">ASB</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Defended on, </text:span><text:span text:style-name="T17">DE</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6">Defense board, </text:span><text:span text:style-name="T17">DB</text:span><text:span text:style-name="T16">:</text:span></text:p>
          </table:table-cell>
          <table:table-cell table:style-name="Table2.A1" office:value-type="string">
            <text:p text:style-name="P22"/>
          </table:table-cell>
        </table:table-row>
        <table:table-row table:style-name="Table2.1">
          <table:table-cell table:style-name="Table2.A1" office:value-type="string">
            <text:p text:style-name="Standard"><text:span text:style-name="T18"><text:s text:c="5"/></text:span><text:span text:style-name="T16">president</text:span></text:p>
          </table:table-cell>
          <table:table-cell table:style-name="Table2.A1" office:value-type="string">
            <text:p text:style-name="P23">Ime Prezime, PhD, full prof., PMF Novi Sad</text:p>
          </table:table-cell>
        </table:table-row>
        <table:table-row table:style-name="Table2.1">
          <table:table-cell table:style-name="Table2.A1" office:value-type="string">
            <text:p text:style-name="Standard"><text:span text:style-name="T18"><text:s text:c="5"/></text:span><text:span text:style-name="T16">member</text:span></text:p>
          </table:table-cell>
          <table:table-cell table:style-name="Table2.A1" office:value-type="string">
            <text:p text:style-name="P23">Ime Prezime, PhD, assoc. prof., FTN Novi Sad</text:p>
          </table:table-cell>
        </table:table-row>
        <text:soft-page-break/>
        <table:table-row table:style-name="Table2.1">
          <table:table-cell table:style-name="Table2.A1" office:value-type="string">
            <text:p text:style-name="P23"><text:span text:style-name="T19"><text:s text:c="5"/></text:span>mentor</text:p>
          </table:table-cell>
          <table:table-cell table:style-name="Table2.A1" office:value-type="string">
            <text:p text:style-name="P23">Ime Prezime, PhD, assist. prof., FTN Novi Sad</text:p>
          </table:table-cell>
        </table:table-row>
        <table:table-row table:style-name="Table2.1">
          <table:table-cell table:style-name="Table2.A1" table:number-columns-spanned="2" office:value-type="string">
            <text:p text:style-name="P24">Mentor’s signature<text:span text:style-name="T16"/></text:p>
            <text:p text:style-name="P24"/>
          </table:table-cell>
          <table:covered-table-cell/>
        </table:table-row>
      </table:table>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Arial,Bold" svg:font-family="'Arial,Bold'" style:font-family-generic="swiss"/>
    <style:font-face style:name="Courier New" svg:font-family="'Courier New'" style:font-family-generic="modern"/>
    <style:font-face style:name="Courier New1"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text-align="justify" style:justify-single-word="false" fo:text-indent="0.3937in" style:auto-text-indent="false"/>
      <style:text-properties fo:font-size="11pt" style:rfc-language-tag="sr-Latn-CS" fo:language="sr" fo:script="Latn" fo:country="CS" style:font-size-asian="11pt" style:font-size-complex="10p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Text_20_body" style:default-outline-level="1" style:class="text">
      <style:paragraph-properties fo:margin-top="0.25in" fo:margin-bottom="0.0835in" style:contextual-spacing="false" fo:text-align="end" style:justify-single-word="false" fo:keep-with-next="always"/>
      <style:text-properties style:font-name="Arial" fo:font-family="Arial" style:font-family-generic="swiss" style:font-pitch="variable" fo:font-size="16pt" style:rfc-language-tag="sr-Latn-CS" fo:language="sr" fo:script="Latn" fo:country="CS"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835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835in" style:contextual-spacing="false" fo:keep-with-next="always"/>
      <style:text-properties style:font-name="Arial" fo:font-family="Arial" style:font-family-generic="swiss" style:font-pitch="variable" style:rfc-language-tag="sr-Latn-CS" fo:language="sr" fo:script="Latn" fo:country="CS" fo:font-weight="bold" style:font-weight-asian="bold" style:font-name-complex="Arial" style:font-family-complex="Arial" style:font-family-generic-complex="swiss" style:font-pitch-complex="variable" style:font-weight-complex="bold"/>
    </style:style>
    <style:style style:name="Nabrajanje" style:family="paragraph" style:parent-style-name="Text_20_body" style:list-style-name="WW8Num7">
      <style:paragraph-properties fo:margin-left="0.248in" fo:margin-right="0in" fo:text-align="start" style:justify-single-word="false" fo:text-indent="-0.248in" style:auto-text-indent="false">
        <style:tab-stops>
          <style:tab-stop style:position="0.25in"/>
        </style:tab-stops>
      </style:paragraph-properties>
      <style:text-properties fo:font-size="10pt" style:rfc-language-tag="sr-Latn-CS" fo:language="sr" fo:script="Latn" fo:country="CS" style:font-size-asian="10pt" style:font-size-complex="10pt"/>
    </style:style>
    <style:style style:name="Normal_20__28_Web_29_" style:display-name="Normal (Web)" style:family="paragraph" style:parent-style-name="Standard">
      <style:paragraph-properties fo:margin-top="0.1945in" fo:margin-bottom="0.1945in" style:contextual-spacing="false"/>
      <style:text-properties fo:color="#000000" loext:opacity="100%"/>
    </style:style>
    <style:style style:name="Contents_20_1" style:display-name="Contents 1" style:family="paragraph" style:parent-style-name="Standard" style:next-style-name="Standard" style:class="index">
      <style:text-properties fo:language="de" fo:country="DE"/>
    </style:style>
    <style:style style:name="Code" style:family="paragraph" style:parent-style-name="Standard">
      <style:paragraph-properties fo:margin-top="0.0835in" fo:margin-bottom="0.0835in" style:contextual-spacing="true"/>
      <style:text-properties style:font-name="Courier New" fo:font-family="'Courier New'" style:font-family-generic="modern" fo:font-size="10pt" fo:language="en" fo:country="GB" style:font-size-asian="10pt" style:font-name-complex="Courier New" style:font-family-complex="'Courier New'" style:font-family-generic-complex="modern" style:font-size-complex="9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tpis_20_slike" style:display-name="Potpis slike" style:family="paragraph" style:parent-style-name="Text_20_body">
      <style:paragraph-properties fo:margin-left="0in" fo:margin-right="0in" fo:margin-top="0in" fo:margin-bottom="0.1665in" style:contextual-spacing="false" fo:text-align="center" style:justify-single-word="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text-properties fo:font-size="10pt" style:font-size-asian="10pt"/>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style:font-size-complex="11pt"/>
    </style:style>
    <style:style style:name="MP3" style:family="paragraph" style:parent-style-name="Header">
      <style:paragraph-properties fo:margin-left="0in" fo:margin-right="0.25in" fo:text-indent="0.25in" style:auto-text-indent="false"/>
      <style:text-properties style:rfc-language-tag="sr-Latn-CS" fo:language="sr" fo:script="Latn" fo:country="CS"/>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Mfr2" style:family="graphic" style:parent-style-name="Frame">
      <style:graphic-properties fo:margin-left="0in" fo:margin-right="0in" fo:margin-top="0in" fo:margin-bottom="0in" style:wrap="dynamic" style:number-wrapped-paragraphs="1" style:vertical-pos="from-top" style:vertical-rel="paragraph" style:horizontal-pos="outside"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usage="mirrored">
      <style:page-layout-properties fo:page-width="7.1654in" fo:page-height="10.1181in" style:num-format="1" style:print-orientation="portrait" fo:margin-top="1in" fo:margin-bottom="0.7091in" fo:margin-left="1.7008in" fo:margin-right="0.7992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634in" fo:margin-left="0in" fo:margin-right="0in" fo:margin-top="1.0244in" style:dynamic-spacing="true"/>
      </style:footer-style>
    </style:page-layout>
    <style:page-layout style:name="Mpm2" style:page-usage="mirrored">
      <style:page-layout-properties fo:page-width="7.1654in" fo:page-height="10.1181in" style:num-format="1" style:print-orientation="portrait" fo:margin-top="0.7091in" fo:margin-bottom="0.7091in" fo:margin-left="1.7008in" fo:margin-right="0.799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9in" fo:margin-left="0in" fo:margin-right="0in" fo:margin-bottom="0.252in" style:dynamic-spacing="true"/>
      </style:header-style>
      <style:footer-style>
        <style:header-footer-properties fo:min-height="1.0634in" fo:margin-left="0in" fo:margin-right="0in" fo:margin-top="1.0244in" style:dynamic-spacing="true"/>
      </style:footer-style>
    </style:page-layout>
    <style:page-layout style:name="Mpm3" style:page-usage="right">
      <style:page-layout-properties fo:page-width="7.1654in" fo:page-height="10.1181in" style:num-format="1" style:print-orientation="portrait" fo:margin-top="0.7091in" fo:margin-bottom="0.7091in" fo:margin-left="1.7008in" fo:margin-right="0.799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9in" fo:margin-left="0in" fo:margin-right="0in" fo:margin-bottom="0.252in" style:dynamic-spacing="true"/>
      </style:header-style>
      <style:footer-style>
        <style:header-footer-properties fo:min-height="1.0634in" fo:margin-left="0in" fo:margin-right="0in" fo:margin-top="1.024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x="3.9508in" svg:y="0.072in" draw:z-index="3"><draw:text-box fo:min-height="0.0228in" fo:min-width="0.0161in"><text:p text:style-name="Footer"><text:span text:style-name="Page_20_Number"/></text:p></draw:text-box></draw:frame></text:p>
      </style:footer>
    </style:master-page>
    <style:master-page style:name="Convert_20_1" style:display-name="Convert 1" style:page-layout-name="Mpm2" draw:style-name="Mdp1">
      <style:header>
        <text:p text:style-name="MP2"/>
      </style:header>
      <style:footer>
        <text:p text:style-name="Footer"/>
      </style:footer>
    </style:master-page>
    <style:master-page style:name="Convert_20_2" style:display-name="Convert 2" style:page-layout-name="Mpm2" draw:style-name="Mdp1">
      <style:header>
        <text:p text:style-name="MP3"><draw:frame draw:style-name="Mfr2" draw:name="Frame2" text:anchor-type="paragraph" svg:y="0.0008in" draw:z-index="5"><draw:text-box fo:min-height="0.0228in" fo:min-width="0.0161in"><text:p text:style-name="Header"><text:span text:style-name="Page_20_Number"><text:page-number text:select-page="current">1</text:page-number></text:span></text:p></draw:text-box></draw:frame><text:s text:c="20"/></text:p>
      </style:header>
      <style:footer>
        <text:p text:style-name="Footer"/>
      </style:footer>
    </style:master-page>
    <style:master-page style:name="Convert_20_3" style:display-name="Convert 3" style:page-layout-name="Mpm3" draw:style-name="Mdp1" style:next-style-name="Convert_20_4">
      <style:header>
        <text:p text:style-name="MP3"><draw:frame draw:style-name="Mfr2" draw:name="Frame3" text:anchor-type="paragraph" svg:y="0.0008in" draw:z-index="11"><draw:text-box fo:min-height="0.0228in" fo:min-width="0.0161in"><text:p text:style-name="Header"><text:span text:style-name="Page_20_Number"><text:page-number text:select-page="current">3</text:page-number></text:span></text:p></draw:text-box></draw:frame><text:s text:c="20"/></text:p>
      </style:header>
      <style:footer>
        <text:p text:style-name="Footer"/>
      </style:footer>
    </style:master-page>
    <style:master-page style:name="Convert_20_4" style:display-name="Convert 4" style:page-layout-name="Mpm2" draw:style-name="Mdp1">
      <style:header>
        <text:p text:style-name="MP3"><draw:frame draw:style-name="Mfr2" draw:name="Frame4" text:anchor-type="paragraph" svg:y="0.0008in" draw:z-index="0"><draw:text-box fo:min-height="0.0228in" fo:min-width="0.0161in"><text:p text:style-name="Header"><text:span text:style-name="Page_20_Number"><text:page-number text:select-page="current">0</text:page-number></text:span></text:p></draw:text-box></draw:frame><text:s text:c="20"/></text:p>
      </style:header>
      <style:footer>
        <text:p text:style-name="Footer"/>
      </style:footer>
    </style:master-page>
    <style:master-page style:name="Convert_20_5" style:display-name="Convert 5" style:page-layout-name="Mpm3" draw:style-name="Mdp1" style:next-style-name="Convert_20_6">
      <style:header>
        <text:p text:style-name="MP3"><draw:frame draw:style-name="Mfr2" draw:name="Frame5" text:anchor-type="paragraph" svg:y="0.0008in" draw:z-index="13"><draw:text-box fo:min-height="0.0228in" fo:min-width="0.0161in"><text:p text:style-name="Header"><text:span text:style-name="Page_20_Number"><text:page-number text:select-page="current">5</text:page-number></text:span></text:p></draw:text-box></draw:frame><text:s text:c="20"/></text:p>
      </style:header>
      <style:footer>
        <text:p text:style-name="Footer"/>
      </style:footer>
    </style:master-page>
    <style:master-page style:name="Convert_20_6" style:display-name="Convert 6" style:page-layout-name="Mpm2" draw:style-name="Mdp1">
      <style:header>
        <text:p text:style-name="MP3"><draw:frame draw:style-name="Mfr2" draw:name="Frame6" text:anchor-type="paragraph" svg:y="0.0008in" draw:z-index="0"><draw:text-box fo:min-height="0.0228in" fo:min-width="0.0161in"><text:p text:style-name="Header"><text:span text:style-name="Page_20_Number"><text:page-number text:select-page="current">6</text:page-number></text:span></text:p></draw:text-box></draw:frame><text:s text:c="20"/></text:p>
      </style:header>
      <style:footer>
        <text:p text:style-name="Footer"/>
      </style:footer>
    </style:master-page>
    <style:master-page style:name="Convert_20_7" style:display-name="Convert 7" style:page-layout-name="Mpm3" draw:style-name="Mdp1" style:next-style-name="Convert_20_8">
      <style:header>
        <text:p text:style-name="MP3"><draw:frame draw:style-name="Mfr2" draw:name="Frame7" text:anchor-type="paragraph" svg:y="0.0008in" draw:z-index="6"><draw:text-box fo:min-height="0.0228in" fo:min-width="0.0161in"><text:p text:style-name="Header"><text:span text:style-name="Page_20_Number"><text:page-number text:select-page="current">7</text:page-number></text:span></text:p></draw:text-box></draw:frame><text:s text:c="20"/></text:p>
      </style:header>
      <style:footer>
        <text:p text:style-name="Footer"/>
      </style:footer>
    </style:master-page>
    <style:master-page style:name="Convert_20_8" style:display-name="Convert 8" style:page-layout-name="Mpm2" draw:style-name="Mdp1">
      <style:header>
        <text:p text:style-name="MP3"><draw:frame draw:style-name="Mfr2" draw:name="Frame8" text:anchor-type="paragraph" svg:y="0.0008in" draw:z-index="0"><draw:text-box fo:min-height="0.0228in" fo:min-width="0.0161in"><text:p text:style-name="Header"><text:span text:style-name="Page_20_Number"><text:page-number text:select-page="current">8</text:page-number></text:span></text:p></draw:text-box></draw:frame><text:s text:c="20"/></text:p>
      </style:header>
      <style:footer>
        <text:p text:style-name="Footer"/>
      </style:footer>
    </style:master-page>
    <style:master-page style:name="Convert_20_9" style:display-name="Convert 9" style:page-layout-name="Mpm3" draw:style-name="Mdp1" style:next-style-name="Convert_20_10">
      <style:header>
        <text:p text:style-name="MP3"><draw:frame draw:style-name="Mfr2" draw:name="Frame9" text:anchor-type="paragraph" svg:y="0.0008in" draw:z-index="7"><draw:text-box fo:min-height="0.0228in" fo:min-width="0.0161in"><text:p text:style-name="Header"><text:span text:style-name="Page_20_Number"><text:page-number text:select-page="current">9</text:page-number></text:span></text:p></draw:text-box></draw:frame><text:s text:c="20"/></text:p>
      </style:header>
      <style:footer>
        <text:p text:style-name="Footer"/>
      </style:footer>
    </style:master-page>
    <style:master-page style:name="Convert_20_10" style:display-name="Convert 10" style:page-layout-name="Mpm2" draw:style-name="Mdp1">
      <style:header>
        <text:p text:style-name="MP3"><draw:frame draw:style-name="Mfr2" draw:name="Frame10" text:anchor-type="paragraph" svg:y="0.0008in" draw:z-index="0"><draw:text-box fo:min-height="0.0228in" fo:min-width="0.0161in"><text:p text:style-name="Header"><text:span text:style-name="Page_20_Number"><text:page-number text:select-page="current">10</text:page-number></text:span></text:p></draw:text-box></draw:frame><text:s text:c="20"/></text:p>
      </style:header>
      <style:footer>
        <text:p text:style-name="Footer"/>
      </style:footer>
    </style:master-page>
    <style:master-page style:name="Convert_20_11" style:display-name="Convert 11" style:page-layout-name="Mpm3" draw:style-name="Mdp1" style:next-style-name="Convert_20_12">
      <style:header>
        <text:p text:style-name="MP3"><draw:frame draw:style-name="Mfr2" draw:name="Frame11" text:anchor-type="paragraph" svg:y="0.0008in" draw:z-index="8"><draw:text-box fo:min-height="0.0228in" fo:min-width="0.0161in"><text:p text:style-name="Header"><text:span text:style-name="Page_20_Number"><text:page-number text:select-page="current">11</text:page-number></text:span></text:p></draw:text-box></draw:frame><text:s text:c="20"/></text:p>
      </style:header>
      <style:footer>
        <text:p text:style-name="Footer"/>
      </style:footer>
    </style:master-page>
    <style:master-page style:name="Convert_20_12" style:display-name="Convert 12" style:page-layout-name="Mpm2" draw:style-name="Mdp1">
      <style:header>
        <text:p text:style-name="MP3"><draw:frame draw:style-name="Mfr2" draw:name="Frame12" text:anchor-type="paragraph" svg:y="0.0008in" draw:z-index="0"><draw:text-box fo:min-height="0.0228in" fo:min-width="0.0161in"><text:p text:style-name="Header"><text:span text:style-name="Page_20_Number"><text:page-number text:select-page="current">12</text:page-number></text:span></text:p></draw:text-box></draw:frame><text:s text:c="20"/></text:p>
      </style:header>
      <style:footer>
        <text:p text:style-name="Footer"/>
      </style:footer>
    </style:master-page>
    <style:master-page style:name="Convert_20_13" style:display-name="Convert 13" style:page-layout-name="Mpm3" draw:style-name="Mdp1" style:next-style-name="Convert_20_14">
      <style:header>
        <text:p text:style-name="MP3"><draw:frame draw:style-name="Mfr2" draw:name="Frame13" text:anchor-type="paragraph" svg:y="0.0008in" draw:z-index="12"><draw:text-box fo:min-height="0.0228in" fo:min-width="0.0161in"><text:p text:style-name="Header"><text:span text:style-name="Page_20_Number"><text:page-number text:select-page="current">13</text:page-number></text:span></text:p></draw:text-box></draw:frame><text:s text:c="20"/></text:p>
      </style:header>
      <style:footer>
        <text:p text:style-name="Footer"/>
      </style:footer>
    </style:master-page>
    <style:master-page style:name="Convert_20_14" style:display-name="Convert 14" style:page-layout-name="Mpm2" draw:style-name="Mdp1">
      <style:header>
        <text:p text:style-name="MP3"><draw:frame draw:style-name="Mfr2" draw:name="Frame14" text:anchor-type="paragraph" svg:y="0.0008in" draw:z-index="0"><draw:text-box fo:min-height="0.0228in" fo:min-width="0.0161in"><text:p text:style-name="Header"><text:span text:style-name="Page_20_Number"><text:page-number text:select-page="current">14</text:page-number></text:span></text:p></draw:text-box></draw:frame><text:s text:c="20"/></text:p>
      </style:header>
      <style:footer>
        <text:p text:style-name="Footer"/>
      </style:footer>
    </style:master-page>
    <style:master-page style:name="Convert_20_15" style:display-name="Convert 15" style:page-layout-name="Mpm3" draw:style-name="Mdp1" style:next-style-name="Convert_20_16">
      <style:header>
        <text:p text:style-name="MP3"><draw:frame draw:style-name="Mfr2" draw:name="Frame15" text:anchor-type="paragraph" svg:y="0.0008in" draw:z-index="4"><draw:text-box fo:min-height="0.0228in" fo:min-width="0.0161in"><text:p text:style-name="Header"><text:span text:style-name="Page_20_Number"><text:page-number text:select-page="current">15</text:page-number></text:span></text:p></draw:text-box></draw:frame><text:s text:c="20"/></text:p>
      </style:header>
      <style:footer>
        <text:p text:style-name="Footer"/>
      </style:footer>
    </style:master-page>
    <style:master-page style:name="Convert_20_16" style:display-name="Convert 16" style:page-layout-name="Mpm2" draw:style-name="Mdp1">
      <style:header>
        <text:p text:style-name="MP3"><draw:frame draw:style-name="Mfr2" draw:name="Frame16" text:anchor-type="paragraph" svg:y="0.0008in" draw:z-index="10"><draw:text-box fo:min-height="0.0228in" fo:min-width="0.0161in"><text:p text:style-name="Header"><text:span text:style-name="Page_20_Number"><text:page-number text:select-page="current">17</text:page-number></text:span></text:p></draw:text-box></draw:frame><text:s text:c="20"/></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tal predstavlja web aplikaciju koja obezbeđuje bazične servise kao što su personalizacija, jedinstvena prijava na sistem i </dc:title>
    <dc:subject/>
    <meta:keyword>announce name user jetspeed rundata </meta:keyword>
    <dc:description>        Announces announce = null;           jetspeed        &lt;servlet-name&gt;    	 	$!announce.Description        &lt;/servlet-name&gt;        </dc:description>
    <meta:initial-creator>bit</meta:initial-creator>
    <meta:creation-date>2004-11-03T10:35:00</meta:creation-date>
    <dc:date>2023-06-20T13:02:01.340264831</dc:date>
    <meta:editing-cycles>23</meta:editing-cycles>
    <meta:editing-duration>PT7H31M2S</meta:editing-duration>
    <meta:generator>LibreOffice/7.4.7.2$Linux_X86_64 LibreOffice_project/40$Build-2</meta:generator>
    <meta:document-statistic meta:table-count="2" meta:image-count="0" meta:object-count="0" meta:page-count="25" meta:paragraph-count="195" meta:word-count="1015" meta:character-count="6963" meta:non-whitespace-character-count="5774"/>
  </office:meta>
</office:document-meta>
</file>